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D000001EE164363B5078B10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42cm" svg:y="3.348cm" svg:width="12.21cm" svg:height="7.885cm" draw:z-index="0"><draw:image xlink:href="Pictures/10000000000002FD000001EE164363B5078B10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6:13:46.121333780</meta:creation-date>
    <meta:print-date>2018-10-04T16:14:42.146275361</meta:print-date>
    <dc:date>2018-10-04T16:15:39.283996613</dc:date>
    <meta:editing-duration>PT1M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